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6abc" officeooo:paragraph-rsid="00136abc"/>
    </style:style>
    <style:style style:name="P2" style:family="paragraph" style:parent-style-name="Standard">
      <style:paragraph-properties fo:text-align="start" style:justify-single-word="false"/>
      <style:text-properties officeooo:rsid="00136abc" officeooo:paragraph-rsid="00136abc"/>
    </style:style>
    <style:style style:name="P3" style:family="paragraph" style:parent-style-name="Standard">
      <style:paragraph-properties fo:text-align="start" style:justify-single-word="false"/>
      <style:text-properties fo:font-weight="bold" officeooo:rsid="00136abc" officeooo:paragraph-rsid="00136ab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hew Carlis</text:p>
      <text:p text:style-name="P1">Lab Exercise 13</text:p>
      <text:p text:style-name="P2"/>
      <text:p text:style-name="P2">struct books { <text:s text:c="64"/></text:p>
      <text:p text:style-name="P2"><text:s text:c="8"/>int fun; <text:s text:c="62"/></text:p>
      <text:p text:style-name="P2"><text:s text:c="8"/>char silly; <text:s text:c="59"/></text:p>
      <text:p text:style-name="P2"><text:s text:c="8"/>int dog; <text:s text:c="62"/></text:p>
      <text:p text:style-name="P2"><text:s text:c="8"/>char cat; <text:s text:c="61"/></text:p>
      <text:p text:style-name="P2"><text:s text:c="8"/>char log; <text:s text:c="61"/></text:p>
      <text:p text:style-name="P2"><text:s text:c="8"/>char frog; <text:s text:c="60"/></text:p>
      <text:p text:style-name="P2"><text:s text:c="8"/>int mob; <text:s text:c="62"/></text:p>
      <text:p text:style-name="P2"><text:s text:c="8"/>char tod[4]; <text:s text:c="58"/></text:p>
      <text:p text:style-name="P2">}; <text:s text:c="76"/></text:p>
      <text:p text:style-name="P2"><text:s text:c="79"/></text:p>
      <text:p text:style-name="P2"><text:s text:c="79"/></text:p>
      <text:p text:style-name="P2"><text:s text:c="79"/></text:p>
      <text:p text:style-name="P2"><text:s text:c="79"/></text:p>
      <text:p text:style-name="P2">int main(void) { <text:s text:c="62"/></text:p>
      <text:p text:style-name="P2"><text:s text:c="8"/>struct books book; <text:s text:c="52"/></text:p>
      <text:p text:style-name="P2"><text:s text:c="8"/>int x; <text:s text:c="64"/></text:p>
      <text:p text:style-name="P2"><text:s text:c="79"/></text:p>
      <text:p text:style-name="P2"><text:s text:c="8"/>book.fun = 0; <text:s text:c="57"/></text:p>
      <text:p text:style-name="P2"><text:s text:c="8"/>book.silly = 'a'; <text:s text:c="53"/></text:p>
      <text:p text:style-name="P2"><text:s text:c="8"/>book.dog = 1; <text:s text:c="57"/></text:p>
      <text:p text:style-name="P2"><text:s text:c="8"/>book.cat = 'b'; <text:s text:c="55"/></text:p>
      <text:p text:style-name="P2"><text:s text:c="8"/>book.log = 'c'; <text:s text:c="55"/></text:p>
      <text:p text:style-name="P2"><text:s text:c="8"/>book.frog = 'd'; <text:s text:c="54"/></text:p>
      <text:p text:style-name="P2"><text:s text:c="8"/>book.mob = 2; <text:s text:c="57"/></text:p>
      <text:p text:style-name="P2"><text:s text:c="8"/>book.tod[0] = 'a'; <text:s text:c="52"/></text:p>
      <text:p text:style-name="P2"><text:s text:c="8"/>book.tod[1] = 'b'; <text:s text:c="52"/></text:p>
      <text:p text:style-name="P2"><text:s text:c="8"/>book.tod[2] = 'b'; <text:s text:c="52"/></text:p>
      <text:p text:style-name="P2"><text:s text:c="8"/>book.tod[3] = 'a'; <text:s text:c="52"/></text:p>
      <text:p text:style-name="P2"><text:s text:c="8"/>x = 4 + 1; <text:s text:c="60"/></text:p>
      <text:p text:style-name="P2"><text:s text:c="8"/>return loyd(x, 8); <text:s text:c="52"/></text:p>
      <text:p text:style-name="P2">} <text:s text:c="77"/></text:p>
      <text:p text:style-name="P2"><text:s text:c="79"/></text:p>
      <text:p text:style-name="P2">int loyd(int y, int z) { <text:s text:c="54"/></text:p>
      <text:p text:style-name="P2"><text:s text:c="8"/>int x; <text:s text:c="64"/></text:p>
      <text:p text:style-name="P2"><text:s text:c="8"/>x = 10 + y; <text:s text:c="59"/></text:p>
      <text:p text:style-name="P2"><text:s text:c="8"/>return x; <text:s text:c="61"/>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(gdb) b 32</text:p>
      <text:p text:style-name="P2">Breakpoint 1 at 0x8048492: file simple_c_program.c, line 32.</text:p>
      <text:p text:style-name="P2">(gdb) r</text:p>
      <text:p text:style-name="P2">Starting program: /home/mattc/cmpe_152/lab_exercises/lab13/simple_p.o </text:p>
      <text:p text:style-name="P2"></text:p>
      <text:p text:style-name="P2">Breakpoint 1, main () at simple_c_program.c:32</text:p>
      <text:p text:style-name="P2">32 <text:s text:c="13"/>x = 4 + 1;</text:p>
      <text:p text:style-name="P2">(gdb) x/32b &amp;book</text:p>
      <text:p text:style-name="P2">0xffffd484: <text:s text:c="4"/><text:span text:style-name="T1">0 <text:s text:c="6"/>0 <text:s text:c="6"/>0 <text:s text:c="6"/>0 <text:s/></text:span><text:s text:c="4"/><text:span text:style-name="T1"><text:s/>97 <text:s text:c="5"/>-43 <text:s text:c="4"/>-1 <text:s text:c="5"/>-1</text:span></text:p>
      <text:p text:style-name="P3">0xffffd48c: <text:s text:c="4"/>1 <text:s text:c="6"/>0 <text:s text:c="6"/>0 <text:s text:c="6"/>0 <text:s text:c="6"/>98 <text:s text:c="5"/>99 <text:s text:c="5"/>100 <text:s text:c="4"/>-9</text:p>
      <text:p text:style-name="P3">0xffffd494: <text:s text:c="4"/>2 <text:s text:c="6"/>0 <text:s text:c="6"/>0 <text:s text:c="6"/>0 <text:s text:c="6"/>97 <text:s text:c="5"/>98 <text:s text:c="5"/>98 <text:s text:c="5"/>97</text:p>
      <text:p text:style-name="P2">0xffffd49c: <text:s text:c="4"/>0 <text:s text:c="6"/>-49 <text:s text:c="4"/>75 <text:s text:c="5"/>109 <text:s text:c="4"/>-32 <text:s text:c="4"/>-124 <text:s text:c="3"/>4 <text:s text:c="6"/>8</text:p>
      <text:p text:style-name="P2">(gdb) </text:p>
      <text:p text:style-name="P2"/>
      <text:p text:style-name="P2">// The above memory dump of the book address is highlighted in Bold where bold elements make up the contents of the struct. <text:s/>It appears that book is padded with four zero bytes at 0xffffd484 </text:p>
      <text:p text:style-name="P2"/>
      <text:p text:style-name="P2">(gdb) x/8xw &amp;book <text:s text:c="62"/></text:p>
      <text:p text:style-name="P3">0xffffd484: <text:s text:c="4"/>0x00000000 <text:s text:c="5"/>0xffffd561 <text:s text:c="5"/>0x00000001 <text:s text:c="5"/>0xf7646362</text:p>
      <text:p text:style-name="P2"><text:span text:style-name="T1">0xffffd494: <text:s text:c="4"/>0x00000002 <text:s text:c="5"/>0x61626261</text:span> <text:s text:c="5"/>0x6d4bcf00 <text:s text:c="5"/>0x080484e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6:15:58.985002095</meta:creation-date>
    <dc:date>2015-11-17T16:28:17.471868277</dc:date>
    <meta:editing-duration>P0D</meta:editing-duration>
    <meta:editing-cycles>1</meta:editing-cycles>
    <meta:document-statistic meta:table-count="0" meta:image-count="0" meta:object-count="0" meta:page-count="2" meta:paragraph-count="57" meta:word-count="207" meta:character-count="3961" meta:non-whitespace-character-count="932"/>
    <meta:generator>LibreOffice/4.2.8.2$Linux_X86_64 LibreOffice_project/420m0$Build-2</meta:generator>
  </office:meta>
</office:document-meta>
</file>